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https://www.eventbrite.ca/e/waterloo-ward-7-councillor-and-mayoral-candidates-debate-tickets-440343147207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 table:number-rows-repeated="10485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<text:a xlink:href="https://www.therecord.com/local-waterloo/news/municipal-election/2022/09/23/waterloo-votes-chantal-huinink-region-of-waterloo-council-candidate.html" xlink:type="simple">https://www.therecord.com/local-waterloo/news/municipal-election/2022/09/23/waterloo-votes-chantal-huinink-region-of-waterloo-council-candidate.html</text:a>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<text:a xlink:href="https://www.therecord.com/local-cambridge/news/municipal-election/2022/09/23/cambridge-votes-crystal-whetham-regional-council-candidate.html" xlink:type="simple">https://www.therecord.com/local-cambridge/news/municipal-election/2022/09/23/cambridge-votes-crystal-whetham-regional-council-candidate.html</text:a>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vUVYa2Pi1tE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HD3jhSpy-w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3tHSuNW78nI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Cambridge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2hJz3BK16bo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lobalnews.ca/news/9199221/2022-ontario-municipal-election-meet-the-cambridge-mayoral-candidates/</text:p>
          </table:table-cell>
          <table:table-cell office:value-type="string" calcext:value-type="string">
            <text:p>2022 Ontario municipal election: Meet the Cambridge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opinion/2022/10/14/how-to-choose-your-election-candidates.html</text:p>
          </table:table-cell>
          <table:table-cell office:value-type="string" calcext:value-type="string">
            <text:p>Luisa D’Amato: How to choose your election candidat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2022/10/14/renters-on-the-rise-in-waterloo-but-most-election-candidates-in-this-high-priced-city-are-homeowners.html</text:p>
          </table:table-cell>
          <table:table-cell office:value-type="string" calcext:value-type="string">
            <text:p>Renters on the rise in Waterloo but most election candidates in this high-priced city are homeowne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2022/10/12/township-residents-mine-waterloo-region-politicians-on-gravel-pit-issue.html</text:p>
          </table:table-cell>
          <table:table-cell office:value-type="string" calcext:value-type="string">
            <text:p>Township residents mine Waterloo Region politicians on gravel pit issu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, Alias-Wellesley, Alias-Woolwich, Alias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citified.substack.com/p/who-does-what</text:p>
          </table:table-cell>
          <table:table-cell office:value-type="string" calcext:value-type="string">
            <text:p>Who does what?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cambridgetoday.ca/2022-municipal-election-news/virtual-forum-features-candidates-for-regional-council-mayor-5954237</text:p>
          </table:table-cell>
          <table:table-cell office:value-type="string" calcext:value-type="string">
            <text:p>Virtual forum features candidates for regional council, mayo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, Regional-Cambridge, Regional-Chair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globeandmail.com/canada/article-why-a-waterloo-ont-school-board-has-emerged-as-a-battleground-for/</text:p>
          </table:table-cell>
          <table:table-cell office:value-type="string" calcext:value-type="string">
            <text:p>Why a Waterloo, Ont., school board has emerged as a battleground for ideological politics</text:p>
          </table:table-cell>
          <table:table-cell office:value-type="string" calcext:value-type="string">
            <text:p>The Globe and Mail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enilleb.com/news/2022/10/6/the-election-is-acoming-here-are-a-few-tips-on-choosing-candidates</text:p>
          </table:table-cell>
          <table:table-cell office:value-type="string" calcext:value-type="string">
            <text:p>It's election season! How to choose from a strong field (and a few names worth checking out)</text:p>
          </table:table-cell>
          <table:table-cell office:value-type="string" calcext:value-type="string">
            <text:p>Tenille Bonoguore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therecord.com/news/municipal-election/2022/10/08/four-people-vying-to-lead-waterloo-council-at-a-time-of-fast-but-uneven-growth.html</text:p>
          </table:table-cell>
          <table:table-cell office:value-type="string" calcext:value-type="string">
            <text:p>Four people vying to lead Waterloo council at a time of fast but uneven grow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3pM1mm62qwU</text:p>
          </table:table-cell>
          <table:table-cell office:value-type="string" calcext:value-type="string">
            <text:p>Vista Hills Neighbourhood Association All-Candidates Meeting</text:p>
          </table:table-cell>
          <table:table-cell office:value-type="string" calcext:value-type="string">
            <text:p>Vista Hills Neighbourhood Association</text:p>
          </table:table-cell>
          <table:table-cell office:value-type="string" calcext:value-type="string">
            <text:p>Waterloo-Mayor, Waterloo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therecord.com/news/municipal-election/2022/10/15/the-waterloo-public-board-is-really-at-the-centre-of-the-current-culture-war-in-canadian-education-systems.html</text:p>
          </table:table-cell>
          <table:table-cell office:value-type="string" calcext:value-type="string">
            <text:p>‘The Waterloo public board is really at the centre of the current culture war in Canadian education systems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cbc.ca/news/canada/kitchener-waterloo/school-board-trustee-elections-1.6615227</text:p>
          </table:table-cell>
          <table:table-cell office:value-type="string" calcext:value-type="string">
            <text:p>Do your homework on who's running for school board trustees, say researchers and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SchoolBoard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anchor.fm/homerange/episodes/22-10-11-Promenade-segment-3-of-4-Paul-Nijjar-of-CivicTechWR-e1p6bqc</text:p>
          </table:table-cell>
          <table:table-cell office:value-type="string" calcext:value-type="string">
            <text:p>22 10 11 Promenade segment 3 of 4: Paul Nijjar of CivicTechWR</text:p>
          </table:table-cell>
          <table:table-cell office:value-type="string" calcext:value-type="string">
            <text:p>Home Range Podcast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archive.org/details/2022-10-15-wrdsb-kitchener-meeting</text:p>
          </table:table-cell>
          <table:table-cell office:value-type="string" calcext:value-type="string">
            <text:p>WRDSB Kitchener Public School Trustee Candidates Meeting – Oct 15, 2022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475/2022-ontario-municipal-election-cambridge-ward-2-council-candidates/</text:p>
          </table:table-cell>
          <table:table-cell office:value-type="string" calcext:value-type="string">
            <text:p>2022 Ontario municipal election: Meet the Cambridge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932/2022-ontario-municipal-election-meet-the-cambridge-ward-4-council-candidates/</text:p>
          </table:table-cell>
          <table:table-cell office:value-type="string" calcext:value-type="string">
            <text:p>2022 Ontario municipal election: Meet the Cambridge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0035/2022-ontario-municipal-election-kitchener-ward-6-council-candidates/</text:p>
          </table:table-cell>
          <table:table-cell office:value-type="string" calcext:value-type="string">
            <text:p>2022 Ontario municipal election: Meet the Kitchener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796/2022-ontario-municipal-election-meet-the-kitchener-ward-4-council-candidates/</text:p>
          </table:table-cell>
          <table:table-cell office:value-type="string" calcext:value-type="string">
            <text:p>2022 Ontario municipal election: Meet the Kitchener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824/2022-ontario-municipal-election-kitchener-ward-7-council-candidates/</text:p>
          </table:table-cell>
          <table:table-cell office:value-type="string" calcext:value-type="string">
            <text:p>2022 Ontario municipal election: Meet the Kitchener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3522/2022-ontario-municipal-election-meet-the-waterloo-mayoral-candidates/</text:p>
          </table:table-cell>
          <table:table-cell office:value-type="string" calcext:value-type="string">
            <text:p>2022 Ontario municipal election: Meet the Waterloo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bc.ca/news/canada/kitchener-waterloo/voter-panel-municipal-election-housing-climate-concerns-1.6619027</text:p>
          </table:table-cell>
          <table:table-cell office:value-type="string" calcext:value-type="string">
            <text:p>Housing crisis and climate change are top of mind for these Waterloo region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ambridgetoday.ca/2022-municipal-election-news/politics-front-and-centre-in-contentious-school-board-election-5965923</text:p>
          </table:table-cell>
          <table:table-cell office:value-type="string" calcext:value-type="string">
            <text:p>Politics front and centre in contentious school board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kitchener.citynews.ca/local-news/complaint-suggests-website-seeking-to-sway-local-trustee-race-5955794</text:p>
          </table:table-cell>
          <table:table-cell office:value-type="string" calcext:value-type="string">
            <text:p>Complaint suggests website seeking to sway local trustee race</text:p>
          </table:table-cell>
          <table:table-cell office:value-type="string" calcext:value-type="string">
            <text:p>CityNews</text:p>
          </table:table-cell>
          <table:table-cell table:number-columns-repeated="2" office:value-type="string" calcext:value-type="string">
            <text:p>Alias-SchoolBoard-Public-English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yourlocaltrades.ca/election-2022/</text:p>
          </table:table-cell>
          <table:table-cell office:value-type="string" calcext:value-type="string">
            <text:p>Election 2022 Endorsement of Shannon Weber</text:p>
          </table:table-cell>
          <table:table-cell office:value-type="string" calcext:value-type="string">
            <text:p>Waterloo Wellington Dufferin and Grey Building and Construction Trades Council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youtube.com/watch?v=jJrovB3XGxc</text:p>
          </table:table-cell>
          <table:table-cell office:value-type="string" calcext:value-type="string">
            <text:p>WCDSB Kitchener Catholic School Trustee Candidates Meeting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website-grouping-school-board-trustee-beliefs-by-political-stances-under-investigation.html" xlink:type="simple">https://www.therecord.com/news/municipal-election/2022/10/17/website-grouping-school-board-trustee-beliefs-by-political-stances-under-investigation.html</text:a>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5/kitchener-votes-wendy-ashby-waterloo-catholic-district-school-board-candidate.html" xlink:type="simple">https://www.therecord.com/news/municipal-election/2022/10/05/kitchener-votes-wendy-ashby-waterloo-catholic-district-school-board-candidate.html</text:a></text:p>
          </table:table-cell>
          <table:table-cell office:value-type="string" calcext:value-type="string">
            <text:p>KITCHENER VOTES: Wendy Ashby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imone-beaucage-waterloo-catholic-district-school-board-candidate.html</text:p>
          </table:table-cell>
          <table:table-cell office:value-type="string" calcext:value-type="string">
            <text:p>KITCHENER VOTES: Simone Beaucage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3/kitchener-votes-rene-kraft-waterloo-catholic-district-school-board-candidate.html</text:p>
          </table:table-cell>
          <table:table-cell office:value-type="string" calcext:value-type="string">
            <text:p>KITCHENER VOTES: Renée Kraf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5/kitchener-votes-hadembes-yebetit-waterloo-catholic-district-school-board-candidate.html</text:p>
          </table:table-cell>
          <table:table-cell office:value-type="string" calcext:value-type="string">
            <text:p>KITCHENER VOTES: Hadembes Yebeti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barb-chrysler-waterloo-region-district-school-board-candidate.html</text:p>
          </table:table-cell>
          <table:table-cell office:value-type="string" calcext:value-type="string">
            <text:p>KITCHENER VOTES: Barb Chrysler, Waterloo Region District School Board candidate 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claus-drisma-waterloo-region-district-school-board-trustee-candidate.html</text:p>
          </table:table-cell>
          <table:table-cell office:value-type="string" calcext:value-type="string">
            <text:p>KITCHENER VOTES: Claus Dérisma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julia-dunham-waterloo-region-district-school-board-trustee-candidate.html</text:p>
          </table:table-cell>
          <table:table-cell office:value-type="string" calcext:value-type="string">
            <text:p>KITCHENER VOTES: Julia Dunha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avid-kuhn-waterloo-region-district-school-board-trustee-candidate.html</text:p>
          </table:table-cell>
          <table:table-cell office:value-type="string" calcext:value-type="string">
            <text:p>KITCHENER VOTES: David Kuh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christina-meekison-waterloo-region-district-school-board-trustee-candidate.html</text:p>
          </table:table-cell>
          <table:table-cell office:value-type="string" calcext:value-type="string">
            <text:p>KITCHENER VOTES: Christina Meekis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edith-radlein-waterloo-region-district-school-board-trustee-candidate.html</text:p>
          </table:table-cell>
          <table:table-cell office:value-type="string" calcext:value-type="string">
            <text:p>KITCHENER VOTES: Maedith Radlei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ike-ramsay-waterloo-region-district-school-board-trustee-candidate.html</text:p>
          </table:table-cell>
          <table:table-cell office:value-type="string" calcext:value-type="string">
            <text:p>KITCHENER VOTES: Mike Ramsay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natasha-rolleman-waterloo-region-district-school-board-trustee-candidate.html</text:p>
          </table:table-cell>
          <table:table-cell office:value-type="string" calcext:value-type="string">
            <text:p>KITCHENER VOTES: Natasha Rollema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tara-ross-waterloo-region-district-school-board-trustee-candidate.html</text:p>
          </table:table-cell>
          <table:table-cell office:value-type="string" calcext:value-type="string">
            <text:p>KITCHENER VOTES: Tara Ross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laurie-tremble-waterloo-region-district-school-board-candidate.html</text:p>
          </table:table-cell>
          <table:table-cell office:value-type="string" calcext:value-type="string">
            <text:p>KITCHENER VOTES: Laurie Trembl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3/kitchener-votes-meena-waseem-waterloo-region-district-school-board-trustee-candidate.html</text:p>
          </table:table-cell>
          <table:table-cell office:value-type="string" calcext:value-type="string">
            <text:p>KITCHENER VOTES: Meena Wasee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<text:a xlink:href="https://www.therecord.com/news/municipal-election/2022/10/01/kitchener-votes-joanna-weston-waterloo-region-district-school-board-trustee-candidate.html" xlink:type="simple">https://www.therecord.com/news/municipal-election/2022/10/01/kitchener-votes-joanna-weston-waterloo-region-district-school-board-trustee-candidate.html</text:a></text:p>
          </table:table-cell>
          <table:table-cell office:value-type="string" calcext:value-type="string">
            <text:p>KITCHENER VOTES: Joanne West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8/kitchener-votes-jeff-musgrave-waterloo-region-district-school-board-candidate.html" xlink:type="simple">https://www.therecord.com/news/municipal-election/2022/10/18/kitchener-votes-jeff-musgrave-waterloo-region-district-school-board-candidate.html</text:a></text:p>
          </table:table-cell>
          <table:table-cell office:value-type="string" calcext:value-type="string">
            <text:p>KITCHENER VOTES: Jeff Musgrav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narine-dat-sookram-waterloo-regional-chair-candidate.html" xlink:type="simple">https://www.therecord.com/news/municipal-election/2022/10/01/waterloo-region-votes-narine-dat-sookram-waterloo-regional-chair-candidate.html</text:a></text:p>
          </table:table-cell>
          <table:table-cell office:value-type="string" calcext:value-type="string">
            <text:p>WATERLOO REGION VOTES: Narine Dat Sookram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brendon-john-da-costa-waterloo-regional-chair-candidate.html" xlink:type="simple">https://www.therecord.com/news/municipal-election/2022/10/01/waterloo-region-votes-brendon-john-da-costa-waterloo-regional-chair-candidate.html</text:a>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karen-redman-waterloo-regional-chair-candidate.html" xlink:type="simple">https://www.therecord.com/news/municipal-election/2022/10/01/waterloo-region-votes-karen-redman-waterloo-regional-chair-candidate.html</text:a>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7/kitchener-votes-tom-hiller-region-of-waterloo-council-candidate.html" xlink:type="simple">https://www.therecord.com/news/municipal-election/2022/10/17/kitchener-votes-tom-hiller-region-of-waterloo-council-candidate.html</text:a></text:p>
          </table:table-cell>
          <table:table-cell office:value-type="string" calcext:value-type="string">
            <text:p>KITCHENER VOTES: Tom Hiller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therecord.com/news/municipal-election/2022/10/17/kitchener-votes-matt-rodrigues-region-of-waterloo-council-candidate.html</text:p>
          </table:table-cell>
          <table:table-cell office:value-type="string" calcext:value-type="string">
            <text:p>KITCHENER VOTES: Matt Rodrigu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ac-graham-regional-council-candidate.html</text:p>
          </table:table-cell>
          <table:table-cell office:value-type="string" calcext:value-type="string">
            <text:p>KITCHENER VOTES: Mac Graham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joe-gowing-regional-council-candidate.html</text:p>
          </table:table-cell>
          <table:table-cell office:value-type="string" calcext:value-type="string">
            <text:p>KITCHENER VOTES: Joe Gowing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michael-parkinson-regional-council-candidate.html" xlink:type="simple">https://www.therecord.com/news/municipal-election/2022/10/17/kitchener-votes-michael-parkinson-regional-council-candidate.html</text:a></text:p>
          </table:table-cell>
          <table:table-cell office:value-type="string" calcext:value-type="string">
            <text:p>KITCHENER VOTES: Michael Parkinso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colleen-james-regional-council-candidate.html" xlink:type="simple">https://www.therecord.com/news/municipal-election/2022/10/17/kitchener-votes-colleen-james-regional-council-candidate.html</text:a></text:p>
          </table:table-cell>
          <table:table-cell office:value-type="string" calcext:value-type="string">
            <text:p>KITCHENER VOTES: Colleen Jam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ichael-harris-regional-council-candidate.html</text:p>
          </table:table-cell>
          <table:table-cell office:value-type="string" calcext:value-type="string">
            <text:p>KITCHENER VOTES: Michael Harri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kari-williams-regional-council-candidate.html" xlink:type="simple">https://www.therecord.com/news/municipal-election/2022/10/18/kitchener-votes-kari-williams-regional-council-candidate.html</text:a></text:p>
          </table:table-cell>
          <table:table-cell office:value-type="string" calcext:value-type="string">
            <text:p>KITCHENER VOTES: Kari William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mary-henein-thorn-regional-council-candidate.html" xlink:type="simple">https://www.therecord.com/news/municipal-election/2022/10/18/kitchener-votes-mary-henein-thorn-regional-council-candidate.html</text:a></text:p>
          </table:table-cell>
          <table:table-cell office:value-type="string" calcext:value-type="string">
            <text:p>KITCHENER VOTES: Mary Henein Thor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nikantan-nair-mayoral-candidate.html</text:p>
          </table:table-cell>
          <table:table-cell office:value-type="string" calcext:value-type="string">
            <text:p>KITCHENER VOTES: Manikantan Nair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erry-vrbanovic-mayoral-candidate.html</text:p>
          </table:table-cell>
          <table:table-cell office:value-type="string" calcext:value-type="string">
            <text:p>KITCHENER VOTES: Berry Vrbanovic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val-neekman-mayoral-candidate.html</text:p>
          </table:table-cell>
          <table:table-cell office:value-type="string" calcext:value-type="string">
            <text:p>KITCHENER VOTES: Val Neekman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cott-davey-ward-1-candidate.html</text:p>
          </table:table-cell>
          <table:table-cell office:value-type="string" calcext:value-type="string">
            <text:p>KITCHENER VOTES: Scott Davey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an-becirevic-ward-1-candidate.html</text:p>
          </table:table-cell>
          <table:table-cell office:value-type="string" calcext:value-type="string">
            <text:p>KITCHENER VOTES: Alan Becirevic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imon-guthrie-ward-1-candidate.html</text:p>
          </table:table-cell>
          <table:table-cell office:value-type="string" calcext:value-type="string">
            <text:p>KITCHENER VOTES: Simon Guthrie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ave-schnider-ward-2-candidate.html</text:p>
          </table:table-cell>
          <table:table-cell office:value-type="string" calcext:value-type="string">
            <text:p>KITCHENER VOTES: Dave Schnider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errick-rabethge-ward-2-councillor-candidate.html</text:p>
          </table:table-cell>
          <table:table-cell office:value-type="string" calcext:value-type="string">
            <text:p>KITCHENER VOTES: Derrick Rabethge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rosanne-berwick-ward-3-candidate.html</text:p>
          </table:table-cell>
          <table:table-cell office:value-type="string" calcext:value-type="string">
            <text:p>KITCHENER VOTES: Rosanne Berwick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ason-deneault-ward-3-candidate.html</text:p>
          </table:table-cell>
          <table:table-cell office:value-type="string" calcext:value-type="string">
            <text:p>KITCHENER VOTES: Jason Deneault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ryan-richardson-ward-3-candidate.html</text:p>
          </table:table-cell>
          <table:table-cell office:value-type="string" calcext:value-type="string">
            <text:p>KITCHENER VOTES: Bryan Richardso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rijo-howard-ward-3-candidate.html</text:p>
          </table:table-cell>
          <table:table-cell office:value-type="string" calcext:value-type="string">
            <text:p>KITCHENER VOTES: Marijo Howard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tthew-griffin-ward-3-candidate.html</text:p>
          </table:table-cell>
          <table:table-cell office:value-type="string" calcext:value-type="string">
            <text:p>KITCHENER VOTES: Matthew Griff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evon-harnarain-ward-3-candidate.html</text:p>
          </table:table-cell>
          <table:table-cell office:value-type="string" calcext:value-type="string">
            <text:p>KITCHENER VOTES: Devon Harnara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i-akbar-ward-4-candidate.html</text:p>
          </table:table-cell>
          <table:table-cell office:value-type="string" calcext:value-type="string">
            <text:p>KITCHENER VOTES: Ali Akbar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ohn-vandonk-ward-4-candidate.html</text:p>
          </table:table-cell>
          <table:table-cell office:value-type="string" calcext:value-type="string">
            <text:p>KITCHENER VOTES: John Vandonk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christine-michaud-ward-4-candidate.html</text:p>
          </table:table-cell>
          <table:table-cell office:value-type="string" calcext:value-type="string">
            <text:p>KITCHENER VOTES: Christine Michaud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yo-owodunni-ward-5-candidate.html</text:p>
          </table:table-cell>
          <table:table-cell office:value-type="string" calcext:value-type="string">
            <text:p>KITCHENER VOTES: Ayo Owodunn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farah-muhammad-ward-5-candidate.html</text:p>
          </table:table-cell>
          <table:table-cell office:value-type="string" calcext:value-type="string">
            <text:p>KITCHENER VOTES: Farah Muhammad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jon-massimi-ward-5-candidate.html</text:p>
          </table:table-cell>
          <table:table-cell office:value-type="string" calcext:value-type="string">
            <text:p>KITCHENER VOTES: Jon Massim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paul-singh-ward-6-candidate.html</text:p>
          </table:table-cell>
          <table:table-cell office:value-type="string" calcext:value-type="string">
            <text:p>KITCHENER VOTES: Paul Singh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nwar-arkani-ward-6-candidate.html</text:p>
          </table:table-cell>
          <table:table-cell office:value-type="string" calcext:value-type="string">
            <text:p>KITCHENER VOTES: Anwar Arkani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kevin-mccrea-ward-7-candidate.html</text:p>
          </table:table-cell>
          <table:table-cell office:value-type="string" calcext:value-type="string">
            <text:p>KITCHENER VOTES: Kevin McCrea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colin-maley-ward-7-candidate.html" xlink:type="simple">https://www.therecord.com/news/municipal-election/2022/10/01/kitchener-votes-colin-maley-ward-7-candidate.html</text:a></text:p>
          </table:table-cell>
          <table:table-cell office:value-type="string" calcext:value-type="string">
            <text:p>KITCHENER VOTES: Colin Maley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bill-ioannidis-ward-6-candidate.html" xlink:type="simple">https://www.therecord.com/news/municipal-election/2022/10/01/kitchener-votes-bill-ioannidis-ward-6-candidate.html</text:a></text:p>
          </table:table-cell>
          <table:table-cell office:value-type="string" calcext:value-type="string">
            <text:p>KITCHENER VOTES: Bill Ioannidis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margaret-johnston-ward-8-candidate.html</text:p>
          </table:table-cell>
          <table:table-cell office:value-type="string" calcext:value-type="string">
            <text:p>KITCHENER VOTES: Margaret Johnston, Ward 8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8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ebbie-chapman-ward-9-candidate.html</text:p>
          </table:table-cell>
          <table:table-cell office:value-type="string" calcext:value-type="string">
            <text:p>KITCHENER VOTES: Debbie Chap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07/kitchener-votes-david-redman-ward-9-candidate.html</text:p>
          </table:table-cell>
          <table:table-cell office:value-type="string" calcext:value-type="string">
            <text:p>KITCHENER VOTES: David Red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brooklin-wallis-ward-9-candidate.html</text:p>
          </table:table-cell>
          <table:table-cell office:value-type="string" calcext:value-type="string">
            <text:p>KITCHENER VOTES: Brooklin Wallis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lana-hiscock-ward-10-candidate.html</text:p>
          </table:table-cell>
          <table:table-cell office:value-type="string" calcext:value-type="string">
            <text:p>KITCHENER VOTES: Lana Hiscock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islinn-clancy-ward-10-candidate.html</text:p>
          </table:table-cell>
          <table:table-cell office:value-type="string" calcext:value-type="string">
            <text:p>KITCHENER VOTES: Aislinn Clancy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peter-davis-is-running-for-a-ward-10-councillor-seat-in-the-city-of-kitchener.html</text:p>
          </table:table-cell>
          <table:table-cell office:value-type="string" calcext:value-type="string">
            <text:p>KITCHENER VOTES: Peter Davis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tephanie-stretch-ward-10-candidate.html</text:p>
          </table:table-cell>
          <table:table-cell office:value-type="string" calcext:value-type="string">
            <text:p>KITCHENER VOTES: Stephanie Stretch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news/municipal-election/2022/10/01/kitchener-votes-phong-tran-ward-10-candidate.html</text:p>
          </table:table-cell>
          <table:table-cell office:value-type="string" calcext:value-type="string">
            <text:p>KITCHENER VOTES: Phong Tran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aniel-j-fife-ward-10-candidate.html</text:p>
          </table:table-cell>
          <table:table-cell office:value-type="string" calcext:value-type="string">
            <text:p>KITCHENER VOTES: Daniel J. Fife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 table:number-rows-repeated="104806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3"/>
          <table:table-cell office:value-type="string" calcext:value-type="string">
            <text:p>https://www.voteforarkani.net/</text:p>
          </table:table-cell>
          <table:table-cell table:number-columns-repeated="4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/>
          <table:table-cell office:value-type="string" calcext:value-type="string">
            <text:p>https://twitter.com/robevansmayor</text:p>
          </table:table-cell>
          <table:table-cell table:number-columns-repeated="2"/>
          <table:table-cell office:value-type="string" calcext:value-type="string">
            <text:p>https://www.instagram.com/robevansmayor/</text:p>
          </table:table-cell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3"/>
          <table:table-cell office:value-type="string" calcext:value-type="string">
            <text:p>https://www.natasharolleman.ca/</text:p>
          </table:table-cell>
          <table:table-cell table:number-columns-repeated="4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9">0000-00-00</text:date>, <text:time style:data-style-name="N2" text:time-value="20:48:25.4396097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5T21:31:59.735179259</meta:creation-date>
    <meta:generator>LibreOffice/6.4.7.2$Linux_X86_64 LibreOffice_project/40$Build-2</meta:generator>
    <dc:date>2022-10-19T00:36:14.001357733</dc:date>
    <meta:editing-duration>P17DT6H41M46S</meta:editing-duration>
    <meta:editing-cycles>239</meta:editing-cycles>
    <meta:document-statistic meta:table-count="5" meta:cell-count="4320" meta:object-count="0"/>
  </office:meta>
</office:document-meta>
</file>